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Microsoft JhengHei&quot;" svg:font-family="'&quot;Microsoft JhengHei&quot;'"/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28cm"/>
    </style:style>
    <style:style style:name="co2" style:family="table-column">
      <style:table-column-properties fo:break-before="auto" style:column-width="8.405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9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Example">
      <style:table-properties table:display="true" style:writing-mode="lr-tb" table:tab-color="#dd7e6b"/>
    </style:style>
    <style:style style:name="ce1" style:family="table-cell" style:parent-style-name="Default">
      <style:table-cell-properties fo:border-bottom="2.49pt solid #000000" fo:background-color="#9fc5e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amp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PROMPT</text:p>
          </table:table-cell>
          <table:table-cell table:style-name="ce1" office:value-type="string" calcext:value-type="string">
            <text:p>COMPLETION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Tell me about the available colors of the shirt.</text:p>
          </table:table-cell>
          <table:table-cell table:style-name="ce15" office:value-type="string" calcext:value-type="string">
            <text:p>The shirt is available in various colors such as black, white, blue, red, and green.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What sizes do the shirts come in?</text:p>
          </table:table-cell>
          <table:table-cell table:style-name="ce15" office:value-type="string" calcext:value-type="string">
            <text:p>The shirts are available in sizes small, medium, large, and extra-large.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Can you describe the fabric used in making the shirt?</text:p>
          </table:table-cell>
          <table:table-cell table:style-name="ce15" office:value-type="string" calcext:value-type="string">
            <text:p>The shirt is made from high-quality cotton fabric, ensuring comfort and breath-abilit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Is the shirt suitable for casual wear?</text:p>
          </table:table-cell>
          <table:table-cell table:style-name="ce15" office:value-type="string" calcext:value-type="string">
            <text:p>Yes, the shirt is perfect for casual wear, offering a stylish and relaxed look.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Does the shirt have any special features?</text:p>
          </table:table-cell>
          <table:table-cell table:style-name="ce15" office:value-type="string" calcext:value-type="string">
            <text:p>The shirt comes with a unique button-down collar and a front pocket for added convenience.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What is the price of the shirt?</text:p>
          </table:table-cell>
          <table:table-cell table:style-name="ce15" office:value-type="string" calcext:value-type="string">
            <text:p>The price of the shirt is $30.00.</text:p>
          </table:table-cell>
          <table:table-cell table:number-columns-repeated="1022"/>
        </table:table-row>
        <table:table-row table:style-name="ro4">
          <table:table-cell table:style-name="ce15" office:value-type="string" calcext:value-type="string">
            <text:p>Can you tell me about the shipping options?</text:p>
          </table:table-cell>
          <table:table-cell table:style-name="ce15" office:value-type="string" calcext:value-type="string">
            <text:p>We offer standard shipping with delivery within 5-7 business days and express shipping with delivery within 2-3 business days.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Are there any discounts or promotions available?</text:p>
          </table:table-cell>
          <table:table-cell table:style-name="ce15" office:value-type="string" calcext:value-type="string">
            <text:p>Yes, currently we have a 10% discount on all shirt purchases.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How do I care for the shirt?</text:p>
          </table:table-cell>
          <table:table-cell table:style-name="ce15" office:value-type="string" calcext:value-type="string">
            <text:p>The shirt is machine washable in cold water and can be tumble dried on low heat.</text:p>
          </table:table-cell>
          <table:table-cell table:number-columns-repeated="1022"/>
        </table:table-row>
        <table:table-row table:style-name="ro5" table:number-rows-repeated="2">
          <table:table-cell table:style-name="ce16" table:number-columns-repeated="2"/>
          <table:table-cell table:number-columns-repeated="1022"/>
        </table:table-row>
        <table:table-row table:style-name="ro3">
          <table:table-cell table:style-name="ce17"/>
          <table:table-cell table:style-name="ce16"/>
          <table:table-cell table:number-columns-repeated="1022"/>
        </table:table-row>
        <table:table-row table:style-name="ro5" table:number-rows-repeated="1048497">
          <table:table-cell table:number-columns-repeated="1024"/>
        </table:table-row>
        <table:table-row table:style-name="ro6" table:number-rows-repeated="6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&quot;Microsoft JhengHei&quot;" svg:font-family="'&quot;Microsoft JhengHei&quot;'"/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 style:data-style-name="N2" text:time-value="11:51:54.9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set_20_1" style:display-name="PageStyle_Datase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FF_20_AI_20_Salesperson" style:display-name="PageStyle_TFF AI Salespers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ample" style:display-name="PageStyle_Examp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dc:date>2023-10-28T11:54:20.825000000</dc:date>
    <meta:editing-duration>PT2M26S</meta:editing-duration>
    <meta:editing-cycles>1</meta:editing-cycles>
    <meta:document-statistic meta:table-count="1" meta:cell-count="20" meta:object-count="0"/>
  </office:meta>
</office:document-meta>
</file>